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d (enumTo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 + [.D1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 + [.D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not (is_nil Int (filter Int (b_eq _0) _1))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3] + [.D2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string" calcext:value-type="string">
            <text:p>filter Int (b_eq (foldl Int Int b_max b_zero _0)) _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4] + [.D24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ilter Int (b_eq (maximum _0)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5] + [.D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[.C26] + [.D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7] + 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dup</text:p>
          </table:table-cell>
          <table:table-cell office:value-type="string" calcext:value-type="string">
            <text:p>not possible, requires if-then-els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ma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b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6:25:59.976763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6:56:06.522278333</dc:date>
    <meta:generator>LibreOffice/4.2.8.2$Linux_X86_64 LibreOffice_project/420m0$Build-2</meta:generator>
    <meta:editing-duration>PT5H16M41S</meta:editing-duration>
    <meta:editing-cycles>15</meta:editing-cycles>
    <meta:document-statistic meta:table-count="1" meta:cell-count="228" meta:object-count="0"/>
  </office:meta>
</office:document-meta>
</file>